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results_np" table:style-name="ta1">
        <table:shapes>
          <draw:frame draw:z-index="0" draw:style-name="gr1" draw:text-style-name="P1" svg:width="779.5pt" svg:height="317.71pt" svg:x="48.33pt" svg:y="220.62pt">
            <loext:p draw:notify-on-update-of-ranges="results_np.A2:results_np.A12 results_np.B1:results_np.B1 results_np.B2:results_np.B12 results_np.C1:results_np.C1 results_np.C2:results_np.C12 results_np.D1:results_np.D1 results_np.D2:results_np.D12 results_np.E1:results_np.E1 results_np.E2:results_np.E12 results_np.F1:results_np.F1 results_np.F2:results_np.F12 results_np.G1:results_np.G1 results_np.G2:results_np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<text:span text:style-name="T1">α</text:span><text:span text:style-name="T1"> = </text:span>0</text:p>
          </table:table-cell>
          <table:table-cell office:value-type="string" calcext:value-type="string">
            <text:p><text:span text:style-name="T1">α</text:span><text:span text:style-name="T1"> = </text:span>0.2</text:p>
          </table:table-cell>
          <table:table-cell office:value-type="string" calcext:value-type="string">
            <text:p><text:span text:style-name="T1">α</text:span><text:span text:style-name="T1"> = </text:span>0.4</text:p>
          </table:table-cell>
          <table:table-cell office:value-type="string" calcext:value-type="string">
            <text:p><text:span text:style-name="T1">α</text:span><text:span text:style-name="T1"> = </text:span>0.6</text:p>
          </table:table-cell>
          <table:table-cell office:value-type="string" calcext:value-type="string">
            <text:p><text:span text:style-name="T1">α</text:span><text:span text:style-name="T1"> = </text:span>0.8</text:p>
          </table:table-cell>
          <table:table-cell office:value-type="string" calcext:value-type="string">
            <text:p><text:span text:style-name="T1">α</text:span><text:span text:style-name="T1"> = </text:span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6779956817627" calcext:value-type="float">
            <text:p>0.9067799568</text:p>
          </table:table-cell>
          <table:table-cell office:value-type="float" office:value="0.906719958782196" calcext:value-type="float">
            <text:p>0.9067199588</text:p>
          </table:table-cell>
          <table:table-cell office:value-type="float" office:value="0.905379962921143" calcext:value-type="float">
            <text:p>0.9053799629</text:p>
          </table:table-cell>
          <table:table-cell office:value-type="float" office:value="0.904000008106232" calcext:value-type="float">
            <text:p>0.9040000081</text:p>
          </table:table-cell>
          <table:table-cell office:value-type="float" office:value="0.904199957847595" calcext:value-type="float">
            <text:p>0.9041999578</text:p>
          </table:table-cell>
          <table:table-cell office:value-type="float" office:value="0.902979958057404" calcext:value-type="float">
            <text:p>0.9029799581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0.904359948635101" calcext:value-type="float">
            <text:p>0.9043599486</text:p>
          </table:table-cell>
          <table:table-cell office:value-type="float" office:value="0.906959974765778" calcext:value-type="float">
            <text:p>0.9069599748</text:p>
          </table:table-cell>
          <table:table-cell office:value-type="float" office:value="0.906539964675903" calcext:value-type="float">
            <text:p>0.9065399647</text:p>
          </table:table-cell>
          <table:table-cell office:value-type="float" office:value="0.908159959316254" calcext:value-type="float">
            <text:p>0.9081599593</text:p>
          </table:table-cell>
          <table:table-cell office:value-type="float" office:value="0.908380007743835" calcext:value-type="float">
            <text:p>0.9083800077</text:p>
          </table:table-cell>
          <table:table-cell office:value-type="float" office:value="0.908239960670471" calcext:value-type="float">
            <text:p>0.9082399607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906139934062958" calcext:value-type="float">
            <text:p>0.9061399341</text:p>
          </table:table-cell>
          <table:table-cell office:value-type="float" office:value="0.909639918804169" calcext:value-type="float">
            <text:p>0.9096399188</text:p>
          </table:table-cell>
          <table:table-cell office:value-type="float" office:value="0.908479964733124" calcext:value-type="float">
            <text:p>0.9084799647</text:p>
          </table:table-cell>
          <table:table-cell office:value-type="float" office:value="0.911539971828461" calcext:value-type="float">
            <text:p>0.9115399718</text:p>
          </table:table-cell>
          <table:table-cell office:value-type="float" office:value="0.909019982814789" calcext:value-type="float">
            <text:p>0.9090199828</text:p>
          </table:table-cell>
          <table:table-cell office:value-type="float" office:value="0.908879971504211" calcext:value-type="float">
            <text:p>0.9088799715</text:p>
          </table:table-cell>
        </table:table-row>
        <table:table-row table:style-name="ro1">
          <table:table-cell office:value-type="float" office:value="2.774" calcext:value-type="float">
            <text:p>2.774</text:p>
          </table:table-cell>
          <table:table-cell office:value-type="float" office:value="0.905859959125519" calcext:value-type="float">
            <text:p>0.9058599591</text:p>
          </table:table-cell>
          <table:table-cell office:value-type="float" office:value="0.908379971981049" calcext:value-type="float">
            <text:p>0.908379972</text:p>
          </table:table-cell>
          <table:table-cell office:value-type="float" office:value="0.908819997310638" calcext:value-type="float">
            <text:p>0.9088199973</text:p>
          </table:table-cell>
          <table:table-cell office:value-type="float" office:value="0.909640002250671" calcext:value-type="float">
            <text:p>0.9096400023</text:p>
          </table:table-cell>
          <table:table-cell office:value-type="float" office:value="0.909299969673157" calcext:value-type="float">
            <text:p>0.9092999697</text:p>
          </table:table-cell>
          <table:table-cell office:value-type="float" office:value="0.909099996089935" calcext:value-type="float">
            <text:p>0.9090999961</text:p>
          </table:table-cell>
        </table:table-row>
        <table:table-row table:style-name="ro1">
          <table:table-cell office:value-type="float" office:value="3.898" calcext:value-type="float">
            <text:p>3.898</text:p>
          </table:table-cell>
          <table:table-cell office:value-type="float" office:value="0.903739976882935" calcext:value-type="float">
            <text:p>0.9037399769</text:p>
          </table:table-cell>
          <table:table-cell office:value-type="float" office:value="0.907439994812012" calcext:value-type="float">
            <text:p>0.9074399948</text:p>
          </table:table-cell>
          <table:table-cell office:value-type="float" office:value="0.906659960746765" calcext:value-type="float">
            <text:p>0.9066599607</text:p>
          </table:table-cell>
          <table:table-cell office:value-type="float" office:value="0.906840002536774" calcext:value-type="float">
            <text:p>0.9068400025</text:p>
          </table:table-cell>
          <table:table-cell office:value-type="float" office:value="0.906799960136414" calcext:value-type="float">
            <text:p>0.9067999601</text:p>
          </table:table-cell>
          <table:table-cell office:value-type="float" office:value="0.906039953231812" calcext:value-type="float">
            <text:p>0.9060399532</text:p>
          </table:table-cell>
        </table:table-row>
        <table:table-row table:style-name="ro1">
          <table:table-cell office:value-type="float" office:value="5.477" calcext:value-type="float">
            <text:p>5.477</text:p>
          </table:table-cell>
          <table:table-cell office:value-type="float" office:value="0.90409996509552" calcext:value-type="float">
            <text:p>0.9040999651</text:p>
          </table:table-cell>
          <table:table-cell office:value-type="float" office:value="0.906679928302765" calcext:value-type="float">
            <text:p>0.9066799283</text:p>
          </table:table-cell>
          <table:table-cell office:value-type="float" office:value="0.903480017185211" calcext:value-type="float">
            <text:p>0.9034800172</text:p>
          </table:table-cell>
          <table:table-cell office:value-type="float" office:value="0.903399968147278" calcext:value-type="float">
            <text:p>0.9033999681</text:p>
          </table:table-cell>
          <table:table-cell office:value-type="float" office:value="0.904679930210114" calcext:value-type="float">
            <text:p>0.9046799302</text:p>
          </table:table-cell>
          <table:table-cell office:value-type="float" office:value="0.904839932918549" calcext:value-type="float">
            <text:p>0.9048399329</text:p>
          </table:table-cell>
        </table:table-row>
        <table:table-row table:style-name="ro1">
          <table:table-cell office:value-type="float" office:value="7.696" calcext:value-type="float">
            <text:p>7.696</text:p>
          </table:table-cell>
          <table:table-cell office:value-type="float" office:value="0.906599950790405" calcext:value-type="float">
            <text:p>0.9065999508</text:p>
          </table:table-cell>
          <table:table-cell office:value-type="float" office:value="0.903460013866425" calcext:value-type="float">
            <text:p>0.9034600139</text:p>
          </table:table-cell>
          <table:table-cell office:value-type="float" office:value="0.90177994966507" calcext:value-type="float">
            <text:p>0.9017799497</text:p>
          </table:table-cell>
          <table:table-cell office:value-type="float" office:value="0.902579951286316" calcext:value-type="float">
            <text:p>0.9025799513</text:p>
          </table:table-cell>
          <table:table-cell office:value-type="float" office:value="0.901739943027496" calcext:value-type="float">
            <text:p>0.901739943</text:p>
          </table:table-cell>
          <table:table-cell office:value-type="float" office:value="0.898299980163574" calcext:value-type="float">
            <text:p>0.8982999802</text:p>
          </table:table-cell>
        </table:table-row>
        <table:table-row table:style-name="ro1">
          <table:table-cell office:value-type="float" office:value="10.814" calcext:value-type="float">
            <text:p>10.814</text:p>
          </table:table-cell>
          <table:table-cell office:value-type="float" office:value="0.905819988250732" calcext:value-type="float">
            <text:p>0.9058199883</text:p>
          </table:table-cell>
          <table:table-cell office:value-type="float" office:value="0.903919947147369" calcext:value-type="float">
            <text:p>0.9039199471</text:p>
          </table:table-cell>
          <table:table-cell office:value-type="float" office:value="0.898719954490662" calcext:value-type="float">
            <text:p>0.8987199545</text:p>
          </table:table-cell>
          <table:table-cell office:value-type="float" office:value="0.898519968986511" calcext:value-type="float">
            <text:p>0.898519969</text:p>
          </table:table-cell>
          <table:table-cell office:value-type="float" office:value="0.897659969329834" calcext:value-type="float">
            <text:p>0.8976599693</text:p>
          </table:table-cell>
          <table:table-cell office:value-type="float" office:value="0.896459937095642" calcext:value-type="float">
            <text:p>0.8964599371</text:p>
          </table:table-cell>
        </table:table-row>
        <table:table-row table:style-name="ro1">
          <table:table-cell office:value-type="float" office:value="15.195" calcext:value-type="float">
            <text:p>15.195</text:p>
          </table:table-cell>
          <table:table-cell office:value-type="float" office:value="0.904580008983612" calcext:value-type="float">
            <text:p>0.904580009</text:p>
          </table:table-cell>
          <table:table-cell office:value-type="float" office:value="0.900139951705933" calcext:value-type="float">
            <text:p>0.9001399517</text:p>
          </table:table-cell>
          <table:table-cell office:value-type="float" office:value="0.899199950695038" calcext:value-type="float">
            <text:p>0.8991999507</text:p>
          </table:table-cell>
          <table:table-cell office:value-type="float" office:value="0.89827995300293" calcext:value-type="float">
            <text:p>0.898279953</text:p>
          </table:table-cell>
          <table:table-cell office:value-type="float" office:value="0.896959972381592" calcext:value-type="float">
            <text:p>0.8969599724</text:p>
          </table:table-cell>
          <table:table-cell office:value-type="float" office:value="0.894339954853058" calcext:value-type="float">
            <text:p>0.8943399549</text:p>
          </table:table-cell>
        </table:table-row>
        <table:table-row table:style-name="ro1">
          <table:table-cell office:value-type="float" office:value="21.351" calcext:value-type="float">
            <text:p>21.351</text:p>
          </table:table-cell>
          <table:table-cell office:value-type="float" office:value="0.904859972000122" calcext:value-type="float">
            <text:p>0.904859972</text:p>
          </table:table-cell>
          <table:table-cell office:value-type="float" office:value="0.900279951095581" calcext:value-type="float">
            <text:p>0.9002799511</text:p>
          </table:table-cell>
          <table:table-cell office:value-type="float" office:value="0.898619973659515" calcext:value-type="float">
            <text:p>0.8986199737</text:p>
          </table:table-cell>
          <table:table-cell office:value-type="float" office:value="0.898859977722168" calcext:value-type="float">
            <text:p>0.8988599777</text:p>
          </table:table-cell>
          <table:table-cell office:value-type="float" office:value="0.897419953346252" calcext:value-type="float">
            <text:p>0.8974199533</text:p>
          </table:table-cell>
          <table:table-cell office:value-type="float" office:value="0.896919965744019" calcext:value-type="float">
            <text:p>0.8969199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507994890213" calcext:value-type="float">
            <text:p>0.9050799489</text:p>
          </table:table-cell>
          <table:table-cell office:value-type="float" office:value="0.901539981365204" calcext:value-type="float">
            <text:p>0.9015399814</text:p>
          </table:table-cell>
          <table:table-cell office:value-type="float" office:value="0.900099956989288" calcext:value-type="float">
            <text:p>0.900099957</text:p>
          </table:table-cell>
          <table:table-cell office:value-type="float" office:value="0.89547997713089" calcext:value-type="float">
            <text:p>0.8954799771</text:p>
          </table:table-cell>
          <table:table-cell office:value-type="float" office:value="0.896139967441559" calcext:value-type="float">
            <text:p>0.8961399674</text:p>
          </table:table-cell>
          <table:table-cell office:value-type="float" office:value="0.894099950790405" calcext:value-type="float">
            <text:p>0.8940999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21:13:40.528481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23:00:07.173838138</dc:date>
    <meta:editing-duration>PT1H53M31S</meta:editing-duration>
    <meta:editing-cycles>3</meta:editing-cycles>
    <meta:generator>LibreOffice/5.1.4.2$Linux_X86_64 LibreOffice_project/10m0$Build-2</meta:generator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51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cm" svg:height="11.209cm" xlink:href=".." xlink:type="simple" chart:class="chart:line" chart:style-name="ch1">
        <chart:legend chart:legend-position="end" svg:x="25.045cm" svg:y="4.06cm" style:legend-expansion="high" chart:style-name="ch2"/>
        <chart:plot-area chart:style-name="ch3" table:cell-range-address="results_np.A1:results_np.G12" chart:data-source-has-labels="both" svg:x="1.561cm" svg:y="0.224cm" svg:width="22.934cm" svg:height="9.78cm">
          <chartooo:coordinate-region svg:x="2.659cm" svg:y="0.423cm" svg:width="21.649cm" svg:height="8.934cm"/>
          <chart:axis chart:dimension="x" chart:name="primary-x" chart:style-name="ch4" chartooo:axis-type="auto">
            <chartooo:date-scale/>
            <chart:title svg:x="12.071cm" svg:y="10.228cm" chart:style-name="ch5">
              <text:p>Temperature</text:p>
            </chart:title>
            <chart:categories table:cell-range-address="results_np.A2:results_np.A12"/>
            <chart:grid chart:style-name="ch6" chart:class="major"/>
          </chart:axis>
          <chart:axis chart:dimension="y" chart:name="primary-y" chart:style-name="ch4">
            <chart:title svg:x="0.451cm" svg:y="6.137cm" chart:style-name="ch7">
              <text:p>Test accuracy</text:p>
            </chart:title>
            <chart:grid chart:style-name="ch6" chart:class="major"/>
          </chart:axis>
          <chart:series chart:style-name="ch8" chart:values-cell-range-address="results_np.B2:results_np.B12" chart:label-cell-address="results_np.B1:results_np.B1" chart:class="chart:line">
            <chart:data-point chart:repeated="11"/>
          </chart:series>
          <chart:series chart:style-name="ch9" chart:values-cell-range-address="results_np.C2:results_np.C12" chart:label-cell-address="results_np.C1:results_np.C1" chart:class="chart:line">
            <chart:data-point chart:repeated="11"/>
          </chart:series>
          <chart:series chart:style-name="ch10" chart:values-cell-range-address="results_np.D2:results_np.D12" chart:label-cell-address="results_np.D1:results_np.D1" chart:class="chart:line">
            <chart:data-point chart:repeated="11"/>
          </chart:series>
          <chart:series chart:style-name="ch11" chart:values-cell-range-address="results_np.E2:results_np.E12" chart:label-cell-address="results_np.E1:results_np.E1" chart:class="chart:line">
            <chart:data-point chart:repeated="11"/>
          </chart:series>
          <chart:series chart:style-name="ch12" chart:values-cell-range-address="results_np.F2:results_np.F12" chart:label-cell-address="results_np.F1:results_np.F1" chart:class="chart:line">
            <chart:data-point chart:repeated="11"/>
          </chart:series>
          <chart:series chart:style-name="ch13" chart:values-cell-range-address="results_np.G2:results_np.G12" chart:label-cell-address="results_np.G1:results_np.G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α = 0</text:p>
                <draw:g>
                  <svg:desc>results_np.B1:results_np.B1</svg:desc>
                </draw:g>
              </table:table-cell>
              <table:table-cell office:value-type="string">
                <text:p>α = 0.2</text:p>
                <draw:g>
                  <svg:desc>results_np.C1:results_np.C1</svg:desc>
                </draw:g>
              </table:table-cell>
              <table:table-cell office:value-type="string">
                <text:p>α = 0.4</text:p>
                <draw:g>
                  <svg:desc>results_np.D1:results_np.D1</svg:desc>
                </draw:g>
              </table:table-cell>
              <table:table-cell office:value-type="string">
                <text:p>α = 0.6</text:p>
                <draw:g>
                  <svg:desc>results_np.E1:results_np.E1</svg:desc>
                </draw:g>
              </table:table-cell>
              <table:table-cell office:value-type="string">
                <text:p>α = 0.8</text:p>
                <draw:g>
                  <svg:desc>results_np.F1:results_np.F1</svg:desc>
                </draw:g>
              </table:table-cell>
              <table:table-cell office:value-type="string">
                <text:p>α = 1</text:p>
                <draw:g>
                  <svg:desc>results_np.G1:results_np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np.A2:results_np.A12</svg:desc>
                </draw:g>
              </table:table-cell>
              <table:table-cell office:value-type="float" office:value="0.906779956817627">
                <text:p>0.906779956817627</text:p>
                <draw:g>
                  <svg:desc>results_np.B2:results_np.B12</svg:desc>
                </draw:g>
              </table:table-cell>
              <table:table-cell office:value-type="float" office:value="0.906719958782196">
                <text:p>0.906719958782196</text:p>
                <draw:g>
                  <svg:desc>results_np.C2:results_np.C12</svg:desc>
                </draw:g>
              </table:table-cell>
              <table:table-cell office:value-type="float" office:value="0.905379962921143">
                <text:p>0.905379962921143</text:p>
                <draw:g>
                  <svg:desc>results_np.D2:results_np.D12</svg:desc>
                </draw:g>
              </table:table-cell>
              <table:table-cell office:value-type="float" office:value="0.904000008106232">
                <text:p>0.904000008106232</text:p>
                <draw:g>
                  <svg:desc>results_np.E2:results_np.E12</svg:desc>
                </draw:g>
              </table:table-cell>
              <table:table-cell office:value-type="float" office:value="0.904199957847595">
                <text:p>0.904199957847595</text:p>
                <draw:g>
                  <svg:desc>results_np.F2:results_np.F12</svg:desc>
                </draw:g>
              </table:table-cell>
              <table:table-cell office:value-type="float" office:value="0.902979958057404">
                <text:p>0.902979958057404</text:p>
                <draw:g>
                  <svg:desc>results_np.G2:results_np.G12</svg:desc>
                </draw:g>
              </table:table-cell>
            </table:table-row>
            <table:table-row>
              <table:table-cell office:value-type="float" office:value="1.405">
                <text:p>1.405</text:p>
              </table:table-cell>
              <table:table-cell office:value-type="float" office:value="0.904359948635101">
                <text:p>0.904359948635101</text:p>
              </table:table-cell>
              <table:table-cell office:value-type="float" office:value="0.906959974765778">
                <text:p>0.906959974765778</text:p>
              </table:table-cell>
              <table:table-cell office:value-type="float" office:value="0.906539964675903">
                <text:p>0.906539964675903</text:p>
              </table:table-cell>
              <table:table-cell office:value-type="float" office:value="0.908159959316254">
                <text:p>0.908159959316254</text:p>
              </table:table-cell>
              <table:table-cell office:value-type="float" office:value="0.908380007743835">
                <text:p>0.908380007743835</text:p>
              </table:table-cell>
              <table:table-cell office:value-type="float" office:value="0.908239960670471">
                <text:p>0.908239960670471</text:p>
              </table:table-cell>
            </table:table-row>
            <table:table-row>
              <table:table-cell office:value-type="float" office:value="1.974">
                <text:p>1.974</text:p>
              </table:table-cell>
              <table:table-cell office:value-type="float" office:value="0.906139934062958">
                <text:p>0.906139934062958</text:p>
              </table:table-cell>
              <table:table-cell office:value-type="float" office:value="0.909639918804169">
                <text:p>0.909639918804169</text:p>
              </table:table-cell>
              <table:table-cell office:value-type="float" office:value="0.908479964733124">
                <text:p>0.908479964733124</text:p>
              </table:table-cell>
              <table:table-cell office:value-type="float" office:value="0.911539971828461">
                <text:p>0.911539971828461</text:p>
              </table:table-cell>
              <table:table-cell office:value-type="float" office:value="0.909019982814789">
                <text:p>0.909019982814789</text:p>
              </table:table-cell>
              <table:table-cell office:value-type="float" office:value="0.908879971504211">
                <text:p>0.908879971504211</text:p>
              </table:table-cell>
            </table:table-row>
            <table:table-row>
              <table:table-cell office:value-type="float" office:value="2.774">
                <text:p>2.774</text:p>
              </table:table-cell>
              <table:table-cell office:value-type="float" office:value="0.905859959125519">
                <text:p>0.905859959125519</text:p>
              </table:table-cell>
              <table:table-cell office:value-type="float" office:value="0.908379971981049">
                <text:p>0.908379971981049</text:p>
              </table:table-cell>
              <table:table-cell office:value-type="float" office:value="0.908819997310638">
                <text:p>0.908819997310638</text:p>
              </table:table-cell>
              <table:table-cell office:value-type="float" office:value="0.909640002250671">
                <text:p>0.909640002250671</text:p>
              </table:table-cell>
              <table:table-cell office:value-type="float" office:value="0.909299969673157">
                <text:p>0.909299969673157</text:p>
              </table:table-cell>
              <table:table-cell office:value-type="float" office:value="0.909099996089935">
                <text:p>0.909099996089935</text:p>
              </table:table-cell>
            </table:table-row>
            <table:table-row>
              <table:table-cell office:value-type="float" office:value="3.898">
                <text:p>3.898</text:p>
              </table:table-cell>
              <table:table-cell office:value-type="float" office:value="0.903739976882935">
                <text:p>0.903739976882935</text:p>
              </table:table-cell>
              <table:table-cell office:value-type="float" office:value="0.907439994812012">
                <text:p>0.907439994812012</text:p>
              </table:table-cell>
              <table:table-cell office:value-type="float" office:value="0.906659960746765">
                <text:p>0.906659960746765</text:p>
              </table:table-cell>
              <table:table-cell office:value-type="float" office:value="0.906840002536774">
                <text:p>0.906840002536774</text:p>
              </table:table-cell>
              <table:table-cell office:value-type="float" office:value="0.906799960136414">
                <text:p>0.906799960136414</text:p>
              </table:table-cell>
              <table:table-cell office:value-type="float" office:value="0.906039953231812">
                <text:p>0.906039953231812</text:p>
              </table:table-cell>
            </table:table-row>
            <table:table-row>
              <table:table-cell office:value-type="float" office:value="5.477">
                <text:p>5.477</text:p>
              </table:table-cell>
              <table:table-cell office:value-type="float" office:value="0.90409996509552">
                <text:p>0.90409996509552</text:p>
              </table:table-cell>
              <table:table-cell office:value-type="float" office:value="0.906679928302765">
                <text:p>0.906679928302765</text:p>
              </table:table-cell>
              <table:table-cell office:value-type="float" office:value="0.903480017185211">
                <text:p>0.903480017185211</text:p>
              </table:table-cell>
              <table:table-cell office:value-type="float" office:value="0.903399968147278">
                <text:p>0.903399968147278</text:p>
              </table:table-cell>
              <table:table-cell office:value-type="float" office:value="0.904679930210114">
                <text:p>0.904679930210114</text:p>
              </table:table-cell>
              <table:table-cell office:value-type="float" office:value="0.904839932918549">
                <text:p>0.904839932918549</text:p>
              </table:table-cell>
            </table:table-row>
            <table:table-row>
              <table:table-cell office:value-type="float" office:value="7.696">
                <text:p>7.696</text:p>
              </table:table-cell>
              <table:table-cell office:value-type="float" office:value="0.906599950790405">
                <text:p>0.906599950790405</text:p>
              </table:table-cell>
              <table:table-cell office:value-type="float" office:value="0.903460013866425">
                <text:p>0.903460013866425</text:p>
              </table:table-cell>
              <table:table-cell office:value-type="float" office:value="0.90177994966507">
                <text:p>0.90177994966507</text:p>
              </table:table-cell>
              <table:table-cell office:value-type="float" office:value="0.902579951286316">
                <text:p>0.902579951286316</text:p>
              </table:table-cell>
              <table:table-cell office:value-type="float" office:value="0.901739943027496">
                <text:p>0.901739943027496</text:p>
              </table:table-cell>
              <table:table-cell office:value-type="float" office:value="0.898299980163574">
                <text:p>0.898299980163574</text:p>
              </table:table-cell>
            </table:table-row>
            <table:table-row>
              <table:table-cell office:value-type="float" office:value="10.814">
                <text:p>10.814</text:p>
              </table:table-cell>
              <table:table-cell office:value-type="float" office:value="0.905819988250732">
                <text:p>0.905819988250732</text:p>
              </table:table-cell>
              <table:table-cell office:value-type="float" office:value="0.903919947147369">
                <text:p>0.903919947147369</text:p>
              </table:table-cell>
              <table:table-cell office:value-type="float" office:value="0.898719954490662">
                <text:p>0.898719954490662</text:p>
              </table:table-cell>
              <table:table-cell office:value-type="float" office:value="0.898519968986511">
                <text:p>0.898519968986511</text:p>
              </table:table-cell>
              <table:table-cell office:value-type="float" office:value="0.897659969329834">
                <text:p>0.897659969329834</text:p>
              </table:table-cell>
              <table:table-cell office:value-type="float" office:value="0.896459937095642">
                <text:p>0.896459937095642</text:p>
              </table:table-cell>
            </table:table-row>
            <table:table-row>
              <table:table-cell office:value-type="float" office:value="15.195">
                <text:p>15.195</text:p>
              </table:table-cell>
              <table:table-cell office:value-type="float" office:value="0.904580008983612">
                <text:p>0.904580008983612</text:p>
              </table:table-cell>
              <table:table-cell office:value-type="float" office:value="0.900139951705933">
                <text:p>0.900139951705933</text:p>
              </table:table-cell>
              <table:table-cell office:value-type="float" office:value="0.899199950695038">
                <text:p>0.899199950695038</text:p>
              </table:table-cell>
              <table:table-cell office:value-type="float" office:value="0.89827995300293">
                <text:p>0.89827995300293</text:p>
              </table:table-cell>
              <table:table-cell office:value-type="float" office:value="0.896959972381592">
                <text:p>0.896959972381592</text:p>
              </table:table-cell>
              <table:table-cell office:value-type="float" office:value="0.894339954853058">
                <text:p>0.894339954853058</text:p>
              </table:table-cell>
            </table:table-row>
            <table:table-row>
              <table:table-cell office:value-type="float" office:value="21.351">
                <text:p>21.351</text:p>
              </table:table-cell>
              <table:table-cell office:value-type="float" office:value="0.904859972000122">
                <text:p>0.904859972000122</text:p>
              </table:table-cell>
              <table:table-cell office:value-type="float" office:value="0.900279951095581">
                <text:p>0.900279951095581</text:p>
              </table:table-cell>
              <table:table-cell office:value-type="float" office:value="0.898619973659515">
                <text:p>0.898619973659515</text:p>
              </table:table-cell>
              <table:table-cell office:value-type="float" office:value="0.898859977722168">
                <text:p>0.898859977722168</text:p>
              </table:table-cell>
              <table:table-cell office:value-type="float" office:value="0.897419953346252">
                <text:p>0.897419953346252</text:p>
              </table:table-cell>
              <table:table-cell office:value-type="float" office:value="0.896919965744019">
                <text:p>0.8969199657440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0507994890213">
                <text:p>0.90507994890213</text:p>
              </table:table-cell>
              <table:table-cell office:value-type="float" office:value="0.901539981365204">
                <text:p>0.901539981365204</text:p>
              </table:table-cell>
              <table:table-cell office:value-type="float" office:value="0.900099956989288">
                <text:p>0.900099956989288</text:p>
              </table:table-cell>
              <table:table-cell office:value-type="float" office:value="0.89547997713089">
                <text:p>0.89547997713089</text:p>
              </table:table-cell>
              <table:table-cell office:value-type="float" office:value="0.896139967441559">
                <text:p>0.896139967441559</text:p>
              </table:table-cell>
              <table:table-cell office:value-type="float" office:value="0.894099950790405">
                <text:p>0.894099950790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